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56a1" officeooo:paragraph-rsid="001256a1"/>
    </style:style>
    <style:style style:name="P2" style:family="paragraph" style:parent-style-name="Standard">
      <style:text-properties officeooo:rsid="001256a1" officeooo:paragraph-rsid="001691f7"/>
    </style:style>
    <style:style style:name="P3" style:family="paragraph" style:parent-style-name="Standard">
      <style:text-properties officeooo:rsid="001256a1" officeooo:paragraph-rsid="0016dcd2"/>
    </style:style>
    <style:style style:name="P4" style:family="paragraph" style:parent-style-name="Standard">
      <style:text-properties officeooo:rsid="001256a1" officeooo:paragraph-rsid="0016dcd2"/>
    </style:style>
    <style:style style:name="P5" style:family="paragraph" style:parent-style-name="Standard">
      <style:text-properties officeooo:rsid="001256a1" officeooo:paragraph-rsid="00188ae0"/>
    </style:style>
    <style:style style:name="P6" style:family="paragraph" style:parent-style-name="Standard">
      <style:text-properties officeooo:rsid="001256a1" officeooo:paragraph-rsid="001256a1"/>
    </style:style>
    <style:style style:name="P7" style:family="paragraph" style:parent-style-name="Standard">
      <style:text-properties officeooo:rsid="00188ae0" officeooo:paragraph-rsid="00188ae0"/>
    </style:style>
    <style:style style:name="T1" style:family="text">
      <style:text-properties officeooo:rsid="0017b3ec"/>
    </style:style>
    <style:style style:name="T2" style:family="text">
      <style:text-properties officeooo:rsid="00188a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hr ${sex} ${appell} ${last_name},</text:p>
      <text:p text:style-name="P1"/>
      <text:p text:style-name="P3"><text:span text:style-name="T2">a</text:span>u<text:span text:style-name="T2">f</text:span>grund ihrer Stellenausscheibung vom ${date} ${pronomen} ${source},</text:p>
      <text:p text:style-name="P1">sende ich Ihen anbei meine Bewerbunsunterlagen <text:span text:style-name="T1">für die Position </text:span>als </text:p>
      <text:p text:style-name="P3">${title} im Anhang dieser Mail <text:span text:style-name="T1">zu</text:span>. </text:p>
      <text:p text:style-name="P5"/>
      <text:p text:style-name="P2">Mit freundlichem Gruß</text:p>
      <text:p text:style-name="P1"/>
      <text:p text:style-name="P1">Ulrich Kloodt</text:p>
      <text:p text:style-name="P1"/>
      <text:p text:style-name="P1"/>
      <text:p text:style-name="P7">P.S.: Um Ihren Posteingang nicht unnötig zu belasten, habe ich mich im Anhang auf ein</text:p>
      <text:p text:style-name="P7">kuzes Profil beschränkt. Ein umfassendes Profil incl. Zeugnisse, ehalten Sie über folgenden </text:p>
      <text:p text:style-name="P7">Link: ${droplink} aus der Cloud. 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2M37S</meta:editing-duration>
    <meta:editing-cycles>11</meta:editing-cycles>
    <meta:generator>LibreOffice/5.2.7.2$Windows_x86 LibreOffice_project/2b7f1e640c46ceb28adf43ee075a6e8b8439ed10</meta:generator>
    <dc:date>2018-05-30T12:33:53.009000000</dc:date>
    <meta:document-statistic meta:table-count="0" meta:image-count="0" meta:object-count="0" meta:page-count="1" meta:paragraph-count="9" meta:word-count="64" meta:character-count="452" meta:non-whitespace-character-count="392"/>
    <meta:user-defined meta:name="Info 1"/>
    <meta:user-defined meta:name="Info 2"/>
    <meta:user-defined meta:name="Info 3"/>
    <meta:user-defined meta:name="Info 4"/>
  </office:meta>
</office:document-meta>
</file>